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DiskCachePoolAccess.getNumIdleInPoo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DBCDiskCachePoolAccess.getPoo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.getPool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.getNumActiveInPoo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DBCDiskCachePoolAccess.logDriverSta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DBCDiskCachePoolAccess.setPoolName( String poo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PoolAccess.get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DBCDiskCachePoolAccess.shutdown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DiskCachePoolAccess.setupDriver( String connectURI , String userName , String password , int max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DiskCachePoolAccess.JDBCDiskCachePoolAccess( String poo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